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Before you go Identify all sensitive information and where its carried Bring minimal data Bring clean equipment Carry equipment in hand luggage Bring small encrypted storage devices Bring notebook that you can rip pages from Bring tamper proof scotch tape Check bag/wallets before travelling Entering country Agree what you’ll say/ not say Say nothing sensitive on plane Consider approaching immigration separately Provide only minimal info on activities Be prepared to be questioned on passport Be polite but firm Decide on which accommodation to report If separated from equipment, assume it’s compromised Keep phones and Wi-Fi off till out of airport Agree meeting point with colleagues In country Use codes for sensitive written info Be careful with receipts that could link you to activists Avoid collecting paper reports Keep sensitive info separately/ encrypted Dispose of sensitive notes ASAP Minimize sensitive info you share Change up your travel routes Avoid walking alone at night Ask hotel staff not to share info about you Memorize emergency phone numbers Agree emergency signal with colleagues Always wear seatbelts! Exiting country Prepare for stop and search Make sure all sensitive notes are remote/encrypted Back up all equipment remotely Check room/pockets/wallet for sensitive papers Soak sensitive waste papers in water Agree what to say at border with colleagues Keep equipment with you at all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